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Travailler en groupe</text:p>
      <text:p text:style-name="Normal">Une des plus grosses difficultés est de savoir coder ensemble. En effet, nous avons tous plus ou moins codé seul. Ainsi, nous devons mettre en place un système de partage des fichiers et donc apprendre à coder<text:s/>avec<text:s/><text:s/>les autres membres du groupe.<text:s/>Ainsi, nous allons utiliser Git Hub afin d’optimiser notre travail.</text:p>
      <text:p text:style-name="Normal"/>
      <text:p text:style-name="Normal">Tenir les délais<text:s/></text:p>
      <text:p text:style-name="Normal">Les délais sont une très restriction importante dans le développement du projet. <text:s/>En effet, rendre un projet dans les temps est essentiel que ce soit pendant notre cursus à<text:s/>l’EPITA<text:s/>ou<text:s/>durant notre vie professionnelle à venir.</text:p>
      <text:p text:style-name="Normal"/>
      <text:p text:style-name="Normal">S’adapter</text:p>
      <text:p text:style-name="Normal">D’après Darwin, ce n’est pas toujours le plus fort qui survit mais celui qui s’adapte le mieux.<text:s/>Nous devons apprendre le code par nous-même. Lorsque l’on rencontre un problème, nous devons <text:s/>rechercher la solution par nous-même<text:s/>en gardant<text:s/>un<text:s/>niveau de productivité correct.</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i_e</meta:initial-creator>
    <dc:creator>li_e</dc:creator>
    <meta:creation-date>2015-01-15T12:18:00Z</meta:creation-date>
    <dc:date>2015-01-15T12:18:00Z</dc:date>
    <meta:template xlink:href="Normal.dotm" xlink:type="simple"/>
    <meta:editing-cycles>2</meta:editing-cycles>
    <meta:editing-duration>PT0S</meta:editing-duration>
    <meta:document-statistic meta:page-count="1" meta:paragraph-count="1" meta:word-count="133" meta:character-count="866" meta:row-count="6" meta:non-whitespace-character-count="734"/>
  </office:meta>
</office:document-meta>
</file>